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50%" draw:opacity-name="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0cm"/>
    </style:style>
    <style:style style:name="gr4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159cm" svg:stroke-color="#729fcf" draw:marker-start-width="0.439cm" draw:marker-end="Symmetric_20_Arrow" draw:marker-end-width="0.539cm" svg:stroke-opacity="60%" draw:fill="none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co1" style:family="table-column">
      <style:table-column-properties style:column-width="1.627cm" style:use-optimal-column-width="false"/>
    </style:style>
    <style:style style:name="co2" style:family="table-column">
      <style:table-column-properties style:column-width="1.625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3.27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15cm"/>
    </style:style>
    <style:style style:name="ro3" style:family="table-row">
      <style:table-row-properties style:row-height="0.655cm"/>
    </style:style>
    <style:style style:name="ce1" style:family="table-cell">
      <loext:graphic-properties draw:fill="none"/>
      <style:paragraph-properties fo:border="0.57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="0.57pt solid #000000"/>
      <style:text-properties fo:font-size="10pt" style:font-size-asian="10pt" style:font-size-complex="10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text-properties style:font-name="Linux Libertine Mono O"/>
    </style:style>
    <style:style style:name="P3" style:family="paragraph">
      <loext:graphic-properties draw:fill="none" draw:fill-color="#ffffff"/>
      <style:text-properties style:font-name="Linux Libertine Mono O" fo:font-size="10pt" style:font-size-asian="10pt" style:font-size-complex="10pt"/>
    </style:style>
    <style:style style:name="P4" style:family="paragraph">
      <style:paragraph-properties fo:text-align="end"/>
      <style:text-properties style:font-name="Linux Libertine Mono O"/>
    </style:style>
    <style:style style:name="P5" style:family="paragraph">
      <loext:graphic-properties draw:fill="none" draw:fill-color="#ffffff"/>
      <style:paragraph-properties fo:text-align="end"/>
      <style:text-properties style:font-name="Linux Libertine Mono O" fo:font-size="10pt" style:font-size-asian="10pt" style:font-size-complex="10pt"/>
    </style:style>
    <style:style style:name="P6" style:family="paragraph">
      <style:paragraph-properties fo:text-align="start"/>
      <style:text-properties style:font-name="Linux Libertine Mono O"/>
    </style:style>
    <style:style style:name="P7" style:family="paragraph">
      <loext:graphic-properties draw:fill="none" draw:fill-color="#ffffff"/>
      <style:paragraph-properties fo:text-align="start"/>
      <style:text-properties style:font-name="Linux Libertine Mono O"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/>
    </style:style>
    <style:style style:name="P11" style:family="paragraph">
      <loext:graphic-properties draw:fill="none" draw:fill-color="#ffffff"/>
      <style:text-properties fo:font-size="10pt"/>
    </style:style>
    <style:style style:name="T1" style:family="text">
      <style:text-properties style:font-name="Linux Libertine Mono 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714cm" svg:height="5.714cm" svg:x="4.937cm" svg:y="14.589cm" svg:viewBox="0 0 5715 5715" draw:points="0,0 1270,0 5715,4445 5715,5715">
          <text:p/>
        </draw:polygon>
        <draw:frame draw:style-name="gr2" draw:text-style-name="P3" draw:layer="layout" svg:width="2.521cm" svg:height="1.472cm" svg:x="3.813cm" svg:y="2.905cm">
          <draw:text-box>
            <text:p text:style-name="P2"><text:span text:style-name="T1">CAGCTACTC</text:span></text:p>
            <text:p text:style-name="P2"><text:span text:style-name="T1">|||||||||</text:span></text:p>
            <text:p text:style-name="P2"><text:span text:style-name="T1">CAGCTACTC</text:span></text:p>
          </draw:text-box>
        </draw:frame>
        <draw:frame draw:style-name="gr2" draw:text-style-name="P3" draw:layer="layout" svg:width="2.521cm" svg:height="1.472cm" svg:x="9.128cm" svg:y="2.905cm">
          <draw:text-box>
            <text:p text:style-name="P2"><text:span text:style-name="T1">AGGACTCAG</text:span></text:p>
            <text:p text:style-name="P2"><text:span text:style-name="T1">|||||||||</text:span></text:p>
            <text:p text:style-name="P2"><text:span text:style-name="T1">AGGACTCAG</text:span></text:p>
          </draw:text-box>
        </draw:frame>
        <draw:frame draw:style-name="gr2" draw:text-style-name="P3" draw:layer="layout" svg:width="2.521cm" svg:height="1.472cm" svg:x="14.208cm" svg:y="2.905cm">
          <draw:text-box>
            <text:p text:style-name="P2"><text:span text:style-name="T1">GCGAGTAGT</text:span></text:p>
            <text:p text:style-name="P2"><text:span text:style-name="T1">|||||||||</text:span></text:p>
            <text:p text:style-name="P2"><text:span text:style-name="T1">GCGAGTAGT</text:span></text:p>
          </draw:text-box>
        </draw:frame>
        <draw:frame draw:style-name="gr3" draw:text-style-name="P3" draw:layer="layout" svg:width="3.683cm" svg:height="1.472cm" svg:x="5.953cm" svg:y="2.905cm">
          <draw:text-box>
            <text:p text:style-name="P2"><text:span text:style-name="T1">…… </text:span><text:span text:style-name="T1">105 báz …… </text:span></text:p>
            <text:p text:style-name="P2"><text:span text:style-name="T1"/></text:p>
            <text:p text:style-name="P2"><text:span text:style-name="T1">…… </text:span><text:span text:style-name="T1">108 báz …… </text:span></text:p>
          </draw:text-box>
        </draw:frame>
        <draw:frame draw:style-name="gr3" draw:text-style-name="P3" draw:layer="layout" svg:width="3.683cm" svg:height="1.472cm" svg:x="11.287cm" svg:y="2.905cm">
          <draw:text-box>
            <text:p text:style-name="P2"><text:span text:style-name="T1">…… </text:span><text:span text:style-name="T1">49 báz …… </text:span></text:p>
            <text:p text:style-name="P2"><text:span text:style-name="T1"/></text:p>
            <text:p text:style-name="P2"><text:span text:style-name="T1">…… </text:span><text:span text:style-name="T1">47 báz …… </text:span></text:p>
          </draw:text-box>
        </draw:frame>
        <draw:frame draw:style-name="gr3" draw:text-style-name="P5" draw:layer="layout" svg:width="1.905cm" svg:height="1.472cm" svg:x="2.397cm" svg:y="2.83cm">
          <draw:text-box>
            <text:p text:style-name="P4"><text:span text:style-name="T1"><text:s/>…… </text:span></text:p>
            <text:p text:style-name="P4"><text:span text:style-name="T1"/></text:p>
            <text:p text:style-name="P4"><text:span text:style-name="T1">…… …… </text:span></text:p>
          </draw:text-box>
        </draw:frame>
        <draw:frame draw:style-name="gr3" draw:text-style-name="P7" draw:layer="layout" svg:width="1.905cm" svg:height="1.472cm" svg:x="16.494cm" svg:y="2.905cm">
          <draw:text-box>
            <text:p text:style-name="P6"><text:span text:style-name="T1">……</text:span><text:span text:style-name="T1"> ……</text:span><text:span text:style-name="T1"> </text:span></text:p>
            <text:p text:style-name="P6"><text:span text:style-name="T1"/></text:p>
            <text:p text:style-name="P6"><text:span text:style-name="T1">…… </text:span></text:p>
          </draw:text-box>
        </draw:frame>
        <draw:frame draw:style-name="standard" draw:layer="layout" svg:width="4.878cm" svg:height="4.086cm" svg:x="2.488cm" svg:y="6.939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AAA</text:p>
              </table:table-cell>
              <table:table-cell>
                <text:p text:style-name="P8">3</text:p>
              </table:table-cell>
              <table:table-cell>
                <text:p text:style-name="P8">0</text:p>
              </table:table-cell>
            </table:table-row>
            <table:table-row table:style-name="ro1" table:default-cell-style-name="ce1">
              <table:table-cell>
                <text:p text:style-name="P8">AAC</text:p>
              </table:table-cell>
              <table:table-cell>
                <text:p text:style-name="P8">1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ce1">
              <table:table-cell>
                <text:p text:style-name="P8">AAG</text:p>
              </table:table-cell>
              <table:table-cell>
                <text:p text:style-name="P8">2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ce1">
              <table:table-cell>
                <text:p text:style-name="P8">AAT</text:p>
              </table:table-cell>
              <table:table-cell>
                <text:p text:style-name="P8">4</text:p>
              </table:table-cell>
              <table:table-cell>
                <text:p text:style-name="P8">6</text:p>
              </table:table-cell>
            </table:table-row>
            <table:table-row table:style-name="ro2" table:default-cell-style-name="ce1">
              <table:table-cell>
                <text:p text:style-name="P8">ACA</text:p>
              </table:table-cell>
              <table:table-cell>
                <text:p text:style-name="P8">4</text:p>
              </table:table-cell>
              <table:table-cell>
                <text:p text:style-name="P8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811cm" svg:height="7.204cm" svg:x="9.89cm" svg:y="5.4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4" draw:text-style-name="P9" draw:layer="layout" svg:x1="7.477cm" svg:y1="7.348cm" svg:x2="9.763cm" svg:y2="5.697cm">
          <text:p/>
        </draw:line>
        <draw:line draw:style-name="gr4" draw:text-style-name="P9" draw:layer="layout" svg:x1="7.477cm" svg:y1="8.112cm" svg:x2="9.763cm" svg:y2="7.731cm">
          <text:p/>
        </draw:line>
        <draw:line draw:style-name="gr4" draw:text-style-name="P9" draw:layer="layout" svg:x1="7.477cm" svg:y1="9.001cm" svg:x2="9.763cm" svg:y2="8.366cm">
          <text:p/>
        </draw:line>
        <draw:line draw:style-name="gr4" draw:text-style-name="P9" draw:layer="layout" svg:x1="7.477cm" svg:y1="9.763cm" svg:x2="9.763cm" svg:y2="9.636cm">
          <text:p/>
        </draw:line>
        <draw:line draw:style-name="gr4" draw:text-style-name="P9" draw:layer="layout" svg:x1="7.604cm" svg:y1="10.652cm" svg:x2="9.636cm" svg:y2="12.176cm">
          <text:p/>
        </draw:line>
        <draw:line draw:style-name="gr4" draw:text-style-name="P9" draw:layer="layout" svg:x1="4.556cm" svg:y1="14.335cm" svg:x2="4.556cm" svg:y2="20.558cm">
          <text:p/>
        </draw:line>
        <draw:line draw:style-name="gr4" draw:text-style-name="P9" draw:layer="layout" svg:x1="4.302cm" svg:y1="14.589cm" svg:x2="10.906cm" svg:y2="14.589cm">
          <text:p/>
        </draw:line>
        <draw:line draw:style-name="gr5" draw:text-style-name="P9" draw:layer="layout" svg:x1="5.064cm" svg:y1="14.716cm" svg:x2="5.318cm" svg:y2="14.97cm">
          <text:p/>
        </draw:line>
        <draw:line draw:style-name="gr5" draw:text-style-name="P9" draw:layer="layout" svg:x1="6.207cm" svg:y1="17.47cm" svg:x2="6.461cm" svg:y2="17.724cm">
          <text:p/>
        </draw:line>
        <draw:line draw:style-name="gr5" draw:text-style-name="P9" draw:layer="layout" svg:x1="8.874cm" svg:y1="17.764cm" svg:x2="9.128cm" svg:y2="18.018cm">
          <text:p/>
        </draw:line>
        <draw:line draw:style-name="gr5" draw:text-style-name="P9" draw:layer="layout" svg:x1="6.588cm" svg:y1="15.986cm" svg:x2="6.842cm" svg:y2="16.24cm">
          <text:p/>
        </draw:line>
        <draw:line draw:style-name="gr5" draw:text-style-name="P9" draw:layer="layout" svg:x1="7.477cm" svg:y1="16.367cm" svg:x2="7.731cm" svg:y2="16.621cm">
          <text:p/>
        </draw:line>
        <draw:line draw:style-name="gr5" draw:text-style-name="P9" draw:layer="layout" svg:x1="9.89cm" svg:y1="18.653cm" svg:x2="10.144cm" svg:y2="18.907cm">
          <text:p/>
        </draw:line>
        <draw:line draw:style-name="gr5" draw:text-style-name="P9" draw:layer="layout" svg:x1="9.89cm" svg:y1="16.24cm" svg:x2="10.144cm" svg:y2="16.494cm">
          <text:p/>
        </draw:line>
        <draw:line draw:style-name="gr5" draw:text-style-name="P9" draw:layer="layout" svg:x1="5.953cm" svg:y1="15.351cm" svg:x2="6.207cm" svg:y2="15.605cm">
          <text:p/>
        </draw:line>
        <draw:line draw:style-name="gr5" draw:text-style-name="P9" draw:layer="layout" svg:x1="8.112cm" svg:y1="19.034cm" svg:x2="8.366cm" svg:y2="19.288cm">
          <text:p/>
        </draw:line>
        <draw:line draw:style-name="gr6" draw:text-style-name="P9" draw:layer="layout" svg:x1="7.604cm" svg:y1="17.256cm" svg:x2="6.969cm" svg:y2="17.891cm">
          <text:p/>
        </draw:line>
        <draw:frame draw:style-name="gr7" draw:text-style-name="P11" draw:layer="layout" svg:width="4.191cm" svg:height="0.645cm" svg:x="6.715cm" svg:y="14.044cm">
          <draw:text-box>
            <text:p text:style-name="P10">Čítanie A</text:p>
          </draw:text-box>
        </draw:frame>
        <draw:frame draw:style-name="gr8" draw:text-style-name="P11" draw:layer="layout" svg:width="2.467cm" svg:height="0.645cm" draw:transform="rotate (1.5707963267949) translate (4.011cm 18.453cm)">
          <draw:text-box>
            <text:p text:style-name="P10">Čítanie 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0:00:12.977119728</meta:creation-date>
    <dc:date>2017-04-28T16:23:36.940134463</dc:date>
    <meta:editing-duration>PT1H39M32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